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2ec0b"/>
    </style:style>
    <style:style style:name="T2" style:family="text">
      <style:text-properties officeooo:rsid="00138e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do a local version of ncbi</text:span></text:p>
      <text:p text:style-name="Standard">- <text:span text:style-name="T1">virtual machine in windows</text:span></text:p>
      <text:p text:style-name="Standard">- <text:span text:style-name="T1">BUILD DOCKER IMAGE THAT CONTAINS EVERYTHING</text:span></text:p>
      <text:p text:style-name="Standard">- <text:span text:style-name="T1">Build all software in Docker Images</text:span></text:p>
      <text:p text:style-name="Standard">- <text:span text:style-name="T1">Make it super user friendly</text:span></text:p>
      <text:p text:style-name="Standard">- <text:span text:style-name="T2">Make image as small as possib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9:03:17.224393787</meta:creation-date>
    <dc:date>2020-10-24T19:42:25.374844044</dc:date>
    <meta:editing-duration>PT18M47S</meta:editing-duration>
    <meta:editing-cycles>1</meta:editing-cycles>
    <meta:document-statistic meta:table-count="0" meta:image-count="0" meta:object-count="0" meta:page-count="1" meta:paragraph-count="6" meta:word-count="39" meta:character-count="200" meta:non-whitespace-character-count="167"/>
    <meta:generator>LibreOffice/6.4.6.2$Linux_X86_64 LibreOffice_project/40$Build-2</meta:generator>
  </office:meta>
</office:document-meta>
</file>